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5-22_08-15-14_000.jpg</text:p>
          </table:table-cell>
          <table:table-cell table:style-name="ce26" office:value-type="string">
            <text:p>:m :th,mysl / topic=~ / content=論孟、宗旨の一つ。「現代」という篩いを通るもののみ。仁斎の、四体についての言。容れる余地、無し。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th,mysl / topic=~ / content=論孟、宗旨の一つ。「現代」という篩いを通るもののみ。仁斎の、四体についての言。容れる余地、無し。,id=~,other=~ / lang=ja">
            <text:p>:m :th,mysl / topic=~ / content=論孟、宗旨の一つ。「現代」という篩いを通るもののみ。仁斎の、四体についての言。容れる余地、無し。,id=~,other=~ / lang=ja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0" office:value-type="string">
            <text:p>2023-05-22_17-13-03_000.jpg</text:p>
          </table:table-cell>
          <table:table-cell table:style-name="ce26" office:value-type="string">
            <text:p>:m #*# RES / JVEMV6 64#288_fanon_skin / 『フランツ・ファノン著作集　Ⅰ　黒い皮膚・白い仮面』 著者=フランツ・ファノン,校注=~ / p.26 / w=植民地化された民族,topic=~,publishe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5-21_12-54-16_000.jpg</text:p>
          </table:table-cell>
          <table:table-cell table:style-name="ce26" office:value-type="string">
            <text:p>:m 1*1 RES / JVEMV6 64#238_maeno / 『微粒子から探る物性七変化』 著者=前野昌弘,校注=~ / p.188 / w=,topic=,publisher=~,other=list+:表面張力：水、エタノール、トルエン；q+:q-id.5SNN(nowa):表面張力の大小。沸点の高低。相関、ない場合あり。なぜ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1 RES / JVEMV6 64#238_maeno / 『微粒子から探る物性七変化』 著者=前野昌弘,校注=~ / p.188 / w=,topic=,publisher=~,other=list+:表面張力：水、エタノール、トルエン；q+:q-id.5SNN(nowa):表面張力の大小。沸点の高低。相関、ない場合あり。なぜ。">
            <text:p>:m 1*1 RES / JVEMV6 64#238_maeno / 『微粒子から探る物性七変化』 著者=前野昌弘,校注=~ / p.188 / w=,topic=,publisher=~,other=list+:表面張力：水、エタノール、トルエン；q+:q-id.5SNN(nowa):表面張力の大小。沸点の高低。相関、ない場合あり。なぜ。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5-21_17-29-05_000.jpg</text:p>
          </table:table-cell>
          <table:table-cell table:style-name="ce26" office:value-type="string">
            <text:p>:m 1*1 RES / JVEMV6 64#238_maeno / 『微粒子から探る物性七変化』 著者=前野昌弘,校注=~ / p.189 / w=,topic=,publisher=~,other=q+:q-id.ZZ2B(nowa):表面張力を求める方程式。左右の辺。次元解析、異なれり。なぜ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1*1 RES / JVEMV6 64#238_maeno / 『微粒子から探る物性七変化』 著者=前野昌弘,校注=~ / p.189 / w=,topic=,publisher=~,other=q+:q-id.ZZ2B(nowa):表面張力を求める方程式。左右の辺。次元解析、異なれり。なぜ">
            <text:p>:m 1*1 RES / JVEMV6 64#238_maeno / 『微粒子から探る物性七変化』 著者=前野昌弘,校注=~ / p.189 / w=,topic=,publisher=~,other=q+:q-id.ZZ2B(nowa):表面張力を求める方程式。左右の辺。次元解析、異なれり。なぜ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5-22_12-54-11_000.jpg</text:p>
          </table:table-cell>
          <table:table-cell table:style-name="ce26" office:value-type="string">
            <text:p>:m 1*2 RES / JVEMV6 64#238_maeno / 『微粒子から探る物性七変化』 著者=前野昌弘,校注=~ / p.189 / w=,topic=塩化アンモニウム,publisher=~,other=calc+:塩化アンモニウム：格子の、一辺の長さ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2 RES / JVEMV6 64#238_maeno / 『微粒子から探る物性七変化』 著者=前野昌弘,校注=~ / p.189 / w=,topic=塩化アンモニウム,publisher=~,other=calc+:塩化アンモニウム：格子の、一辺の長さ">
            <text:p>:m 1*2 RES / JVEMV6 64#238_maeno / 『微粒子から探る物性七変化』 著者=前野昌弘,校注=~ / p.189 / w=,topic=塩化アンモニウム,publisher=~,other=calc+:塩化アンモニウム：格子の、一辺の長さ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0" office:value-type="string">
            <text:p>2023-05-22_12-54-27_000.jpg</text:p>
          </table:table-cell>
          <table:table-cell table:style-name="ce26" office:value-type="string">
            <text:p>:m 2*2 RES / JVEMV6 64#238_maeno / 『微粒子から探る物性七変化』 著者=前野昌弘,校注=~ / p.189 / w=,topic=塩化アンモニウム,publisher=~,other=calc+:塩化アンモニウム：格子の、一辺の長さ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2*2 RES / JVEMV6 64#238_maeno / 『微粒子から探る物性七変化』 著者=前野昌弘,校注=~ / p.189 / w=,topic=塩化アンモニウム,publisher=~,other=calc+:塩化アンモニウム：格子の、一辺の長さ">
            <text:p>:m 2*2 RES / JVEMV6 64#238_maeno / 『微粒子から探る物性七変化』 著者=前野昌弘,校注=~ / p.189 / w=,topic=塩化アンモニウム,publisher=~,other=calc+:塩化アンモニウム：格子の、一辺の長さ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5-22_08-15-30_000.jpg</text:p>
          </table:table-cell>
          <table:table-cell table:style-name="ce26" office:value-type="string">
            <text:p>:tome / (lang=ja) / topic=~ / content=今試みていることで、食えるようになってから、かな。子供は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10];CONCATENATE([.C10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5-21_13-33-5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5-21_20-57-0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5-22_02-48-54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-*">
            <text:p>-*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 office:value-type="string">
            <text:p>2023-05-22_02-49-09_000.jpg</text:p>
          </table:table-cell>
          <table:table-cell table:style-name="ce26" office:value-type="string">
            <text:p>:m :PHOTO 寝た時刻 / 2023 / オナニー、未了、duration=50m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7" office:value-type="string">
            <text:p>2023-05-22_07-43-58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PHOTO 起きた時刻 / 2023">
            <text:p>:m :PHOTO 起きた時刻 / 2023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5-22_07-50-3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5-22_13-21-2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5-21_14-48-45_000.mp4</text:p>
          </table:table-cell>
          <table:table-cell table:style-name="ce26" office:value-type="string">
            <text:p>:VIDEO / @自室 / 記録 / jap.flute / 演奏、play / R=1 / genre=melody,for=~,file-piece-id=~,memo=~,session=hour-14,recording-id=~,other=use:dai-kan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1 / genre=melody,for=~,file-piece-id=~,memo=~,session=hour-14,recording-id=~,other=use:dai-kan / follow+">
            <text:p>:VIDEO / @自室 / 記録 / jap.flute / 演奏、play / R=1 / genre=melody,for=~,file-piece-id=~,memo=~,session=hour-14,recording-id=~,other=use:dai-kan / follow+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2">2023/05/22</text:date>, <text:time>17:59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2T17:59:31.88</dc:date>
    <dc:creator>iwabuchi ken</dc:creator>
    <meta:editing-duration>P56DT16H33M32S</meta:editing-duration>
    <meta:editing-cycles>18566</meta:editing-cycles>
    <meta:document-statistic meta:table-count="2" meta:cell-count="926" meta:object-count="0"/>
    <meta:user-defined meta:name="qrichtext">1</meta:user-defined>
  </office:meta>
</office:document-meta>
</file>